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6"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8"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МЕТЕОРИТЫ</text:p>
      <text:p text:style-name="P3"/>
      <text:p text:style-name="P5">1</text:p>
      <text:p text:style-name="P2"/>
      <text:p text:style-name="P4">И тут она снова услышала какой-то странный приглушенный свист, раздававшийся откуда-то снизу, из зала ожидания станции.</text:p>
      <text:p text:style-name="P4">Ана уже слышала его - совсем в другой части города, много дней назад. Ее пугал этот свист и привлекал одновременно. Она прошла мимо полицейских, продолжавших неотрывно следить за ней, оглянулась на пустые пути, по которым недавно ушел ее поезд, столько раз отвозивший ее на окраину, самый край города, где заканчивалась транспортная магистраль, каменные дома обращались в песок, а из старых доков когда-то взлетали в небо космические корабли. На какое-то мгновение ей показалось... Но нет, внизу было людно, снова мелькали фигуры в броских красных униформах, кто-то стоял у коммутатора, бережно закрывая другого человека - говорившего шепотом, прижав к уху трубку - спиной, все скамейки оказались заняты.</text:p>
      <text:p text:style-name="P4">Свист не исчезал, Ана по-прежнему слышала его. Звук на время сливался с гомоном толпы и треском обезумевших громкоговорителей, но потом усиливался снова, заглушая надсадный шум станции. Теперь уже казалось, что свист доносится издалека - быть может, из соседнего здания, в которое был тоннельный переход прямо из зала ожидания станции.</text:p>
      <text:p text:style-name="P4">Ана быстро пересекла зал. Ее как будто не замечали, кто-то даже сильно толкнул ее в плечо, но и Ана не обращала на других людей внимания. Свист звучал все громче. Ана вышла в тоннель, соединявший два здания - потолок был прозрачным как в смотровых помещениях на высоте в десятки этажей, но на стекле над ней лежала желтоватая песчаная пыль. Ана снова оглянулась назад - точно боялась, что если сделает еще несколько шагов вперед, то уже не сможет вернуться.</text:p>
      <text:p text:style-name="P4">Ана вышла из перехода в соседнее здание - какой-то крытый павильон, вроде продуктового рынка, напоминавшего о своем предназначении запахом сладковатой гнили. Людей на рынке было не так много. Кто-то спорил с сонными флегматичным продавцами, другие неторопливо проходили между прилавков. Свист усилился, хотелось даже зажать уши руками, вернуться назад, убраться побыстрее из этого проклятого места, но Ана продолжала идти.</text:p>
      <text:p text:style-name="P4">Свист становился все громче. Каждый шаг давался Ане с трудом. Она вдруг почувствовала, что не может даже вздохнуть. </text:p>
      <text:p text:style-name="P4">Что-то происходило вокруг. Ана не сразу поняла. Людей точно ударило током, некоторые даже испуганно отшатнулись от прилавков. Лампы у потолка на мгновение погасли, а потом загорелись истошно <text:soft-page-break/>красным, и тут же раздался чудовищный разрывающий барабанные перепонки рев. Мощная оглушающая сирена сбила Ану с ног. Все в глазах стало красным от аварийного света ламп. Ана зажала ушли руками и закричала сама - терпеть не было сил. Крик ее оборвался, выдохся, она не могла даже пошевелиться, не могла вздохнуть. В красном мареве вокруг нее панически метались какие-то неясные фигуры. Ана все еще стояла на коленях, зажимая уши руками, кто-то слепо налетел на ее, и она на упала на грязный пол. Вой сирены не прекращался, а только усиливался с каждой секундой, с каждым биением ее сердца. Ана попыталась вздохнуть, но не смогла. Респираторная маска мешала ей. </text:p>
      <text:p text:style-name="P4">Внезапно сирена прекратилась, Ана отняла руки от ушей, приподняла голову, но все еще не могла встать. Все вокруг по-прежнему тонуло в кровавом мареве, но Ана больше ничего не слышала - ни рева сирены, ни голосов людей. Она стала снимать респираторную маску.</text:p>
      <text:p text:style-name="P4">Казалось, что воздуха в помещении больше нет, и ее окружает лишь беспощадный вакуум. Вокруг мелькают какие-то пятна, она чувствует, как кровь пульсирует в ее висках. Ненужная теперь респираторная маска валялась рядом с Аной на полу, но она все еще пыталась вздохнуть. Ана глотала ртом воздух, в груди нарастала тяжелая боль. Дыхание. Бог. Легкие ее судорожно расширились, и Ана вздохнула, резко, с глубоким стоном, и тут же грубые оглушающие запахи обрушились на нее - пыль, витавшая в воздухе, гнилостная вонь, жженая резина. Ана почувствовала тошноту, голова у нее закружилась от этого яростного смрада, который она не ощущала никогда, но желание дышать было все равно сильнее. Ана перевернулась на бок, уперлась руками в пол и попыталась встать. Тело ее было тяжелым и непослушным, руки ослабленно дрожали. И тут Ана почувствовала, что кто-то обхватил ее за талию - сильная мужская рука, Нив - и легко поднял, поставил на ноги. Ана покачнулась, но мужчина не отпускал ее. Он потянул Ану куда-то в сторону, за собой - она попыталась что-то сказать, но вместо этого лишь застонала. Респираторная маска. Ана нагнулась, удерживаясь за сильную напряженную руку, и подняла маску с пола. А потом Нив повел ее за собой.</text:p>
      <text:p text:style-name="P4">Ана все еще плохо видела. Она спотыкалась, хотя пол под ногами был ровный. Казалось, что это из-за плотного красного свечения, которое охватывало все вокруг, стало так сложно идти. Они спускались куда-то вниз - Ана не могла разобрать, ей стоило огромного труда сосредоточиться на том, чтобы не упасть со ступенек, даже несмотря на то, что ее придерживала сильная мужская рука. Слепой тоннель с кровавым подтеками на стенах словно проваливался в расцвеченную мигающими аварийными лампами пустоту. Ана по-прежнему задыхалась, у нее кружилась голова, но ее спаситель упорно тянул ее вперед. Потом они <text:soft-page-break/>оказались в широком неожиданно шумном помещении, где пахло потом и мочой, а сигнальный красный свет сменился наконец с красного на холодный белый. К Ане постепенно возвращалась способность видеть. В этом подземном зале с темно-серыми точно влажными стенами было так много людей - Ана не видела такую толпу даже по утрам на площади перед Самкарой после того как закрыли северную магистраль. Эта бесформенная неоднородная масса, похожая на один огромный неразумный организм, упорно тянулась куда-то вглубь подземного этажа, к едва видным дверям, пытаясь, как подумала Ана, пробиться к выходу, наружу, наверх, туда, где можно дышать. Зачем он привел меня сюда? Ана приткнулась к стены, рука, поддерживавшая ее за талию, внезапно ослабла и исчезла. Ана дернулась, повернулась - так быстро, насколько смогла, - но Нива уже не было, он исчез в испуганной толпе, окружавшей ее.</text:p>
      <text:p text:style-name="P4">- Нив! - выкрикнула Ана, потратив на этот возглас весь воздух в легких.</text:p>
      <text:p text:style-name="P4">Но никто не слышал ее. Никто даже не обернулся. </text:p>
      <text:p text:style-name="P4">На подземном этаже стояла дикая вонь, пот, нечистоты, даже сырость, как в подвалах старинных домов. Ану уже мутило от этих грубых неприкрытых запахов. Она почему-то подумала, что здесь, в этом странном убежище, не включали свет уже много лет подряд. Ана стала одевать респираторную маску.</text:p>
      <text:p text:style-name="P4">Зачем он привел меня сюда? Ана осмотрелась вокруг. Она понятия не имела, что произошло, почему загорелся красный свет и включилась сирена, что все эти люди делают под землей. В респираторной маске Ана почувствовала себя увереннее - как будто снова обрела равновесие, - но дышать было все так же тяжело. Ана попыталась отойти в сторону, все еще касаясь одной рукой шероховатой поверхности стены. Ей обязательно нужно было найти его - почему он оставил ее здесь? - или хотя бы просто увидеть его лицо - теперь, когда к ней уже вернулось парализованное красными огнями зрение. Однако нога ее подвернулась, и Ана чуть не упала. Никто теперь не поддерживал ее, а она не могла идти одна. Ана села прямо на пол у стены. Какие-то нечетные фигуры проходили совсем рядом с ней, даже задевали ее ноги, но Ана продолжала сидеть. Она была уверена, что совсем скоро дыхание ее придет в норму, силы вернуться к ней.</text:p>
      <text:p text:style-name="P4">Ана закрыла глаза. Всего несколько минут, а потом она обязательно его найдет. Ана стала невольно прислушивалась к тому, что творилось в убежище. Все вокруг, эти движущиеся тела, бесформенная масса, как будто говорили все разом на вдохе, слабые голоса сливались в единый гортанный крик, который страшно нарастал - пока не начинали болеть уши - и вдруг резко обрывался, захлебывался как от недостатка воздуха, и Ана на <text:soft-page-break/>несколько мгновений слышала только тишину.</text:p>
      <text:p text:style-name="P4">Люди в бомбоубежище постепенно успокоились. Наверное, так действовало мертвенно-бледное освещение на стенах. Ана по-прежнему не понимала, что происходит. Почему Нив бросил ее посреди этого хаоса, когда она даже не может подняться на ноги, не может вздохнуть.</text:p>
      <text:p text:style-name="P4">Ана почуствовала, как начинает проваливаться в глубокую безраздельную темноту, точно пол разверзался под ней, раскалывались стены, и все вместе с ней неотвратимо затягивало в черный клокочущий омут, в бездну, куда никогда не падал свет. Все тело Аны сковала какая-то болезненная слабость. Ее поначалу пугало это парализующее бессилие, но потом Ана перестала бороться с наступающим сном, поддалась этому обморочному чувству, и в этот миг дыхание перестало беспокоить ее, голова уже не болела, шум толпы затих и стал звучать где-то вдалеке, совсем не нарушая оцепенелой тишины, окружающей ее.</text:p>
      <text:p text:style-name="P4">Прошло мгновение - а может, и несколько часов, - и кто-то вновь споткнулся об ее ноги. Ана вздрогнула и открыла глаза. В убежище стало значительно тише. Никто уже не толкался, пытаясь пробиться к по-прежнему закрытому выходу наверх или пытаясь найти кого-то, потерявшегося, как и сама Ана, во время паники. Иногда все еще слышались взволнованные возгласы, но большинство людей, смирившись, сидели на низких скамьях в центре помещения или прямо на полу, подстелив под себя куртки.</text:p>
      <text:p text:style-name="P4">Где-то в стенах захрипело радио. Ана, упираясь руками в пол, попробовала встать. Тело ее ныло от каменного холода пола. Невидимые глазу динамики разразились отрывистым треском, перешедшим в громкое шипение помех. Сейчас кто-то настроит нужную волну. Ана приподнялась.</text:p>
      <text:p text:style-name="P4">Идти было тяжело. Ана чувствовала себя как человек, который заново учиться ходить после почти смертельной, с трудом перенесенной травмы. Но помогать было некому. Люди удивленно и недоверчиво посматривали на Ану - как она медленно, шаткой походкой идет между скамьями, стараясь не упасть. Некоторые даже боязливо отворачивались от нее как от заразной. Ана напряженно смотрела по сторонам, но не видела ни одного знакомого лица.</text:p>
      <text:p text:style-name="P4">Она еле дошла до противоположной стороны зала и вновь уткнулась в стену. Нив. Где-то над головой зазвучал голос, ровный и спокойный, похожий на тот, что объявлял о прибытии поездов на станциях:</text:p>
      <text:p text:style-name="P4">- Сохраняйте спокойствие...</text:p>
      <text:p text:style-name="P4">Ана отодвинулась от стены и посмотрела на высокие сомкнутые двери вдалеке, за головами бесчисленных людей, над которыми горел мутный желтый свет.</text:p>
      <text:p text:style-name="P4">- ...для вашей же безопасности...</text:p>
      <text:p text:style-name="P4"><text:soft-page-break/>Она продолжила идти.</text:p>
      <text:p text:style-name="P4">Ведь он не мог просто так исчезнуть. Где он. Его унесло потоком толпы. Но он здесь. Он ищет ее. Ана шла осторожно, рассчитывая каждый шаг и выставив перед собой руку как слепая, не доверяя даже своим глазам. Он должен быть где-то здесь.</text:p>
      <text:p text:style-name="P4">- ...поступил неожиданный сигнал с орбитального... - хладнокровно объяснял голос. - Хотя изначально считалось, что траектория...</text:p>
      <text:p text:style-name="P4">Громкость передачи то слабла, то резко усиливалась в сопровождении потрескивания помех. Все в убежище взволнованно замолчали и слушали объявление.</text:p>
      <text:p text:style-name="P4">И тут Ана все поняла. Она остановилась. Было уже совсем недалеко до дверей, у которых стояла знакомая серая фигура. Она все поняла. Из космической пустоты падают на улицы столпы огня, заливая целые кварталы кипящей магмой - и при этом не слышно ни единого звука, как в пустоте. </text:p>
      <text:p text:style-name="P4">- ...по неизвестным пока причинам изменилась... поэтому возможно падение... - продолжал голос.</text:p>
      <text:p text:style-name="P4">Рассыпаются, превращаясь в пыль и песок, раскрашенные стены домов, тяжелый сверкающий скелет эстакады оседает на мостовую, складываясь под собственным весом, небо стало багровым как песок в сердце пустыни, ветер разносит по улицам бушующий огонь и едкий дым, застилающий все вокруг. Весь город превращается в огромную мертвую пустошь.</text:p>
      <text:p text:style-name="P4">- Сохраняйте спокойствие, - повторил невозмутимый голос. - Скоро... - и передача оборвалась.</text:p>
      <text:p text:style-name="P4">Вновь послышались обеспокоенные голоса. Люди вокруг обсуждали объявление. Кто-то, стоявший совсем рядом с Аной, говорил громко и нервно, ни к кому конкретно не обращаясь, но Ана смогла разобрать только отдельные слова на гали.</text:p>
      <text:p text:style-name="P4">Идти дальше не было смысла и сил. Ана нашла себе свободное место и села на пол, как другие. Какая-то полная женщина, оказавшаяся рядом, отодвинулась от нее.</text:p>
      <text:p text:style-name="P4">Ана попыталась сосредоточиться на дыхании. Не нужно думать о том, что происходит там, наверху. Они в самых недрах города. Им ничего не грозит. Даже если улицы над ними зальет огнем. Нив. Нет, здесь никого нет, кроме нее. Во всем убежище вакуум, нерушимая пустота.</text:p>
      <text:p text:style-name="P4">И Ана снова закрыла глаза. Темнота охватила ее, и она отдалась ей целиком.</text:p>
      <text:p text:style-name="P4">Ана видела город. Как она ни старалась не думать о том, что происходит на улицах над ними, мысли о городе вновь вернулись к ней. Однако Ана видела не разрушения и огонь, который превращал в пепел <text:soft-page-break/>крашеные камни и даже стальные своды эстакады, не падающие из рассеченных огненными вспышками небес метеориты, а дождь, проливной дождь, и ясное небо, потоки воды, которые бурлили по тротуарам, стекали по стенам, смывали краску с фасадов домов. Ана чувствовала прохладную пронизывающую свежесть. Пустынный песок под ногами, застилавший мостовые, превращался в речную грязь. Дышать было приятно и легко, но Ана понимала, что ее дыхание, что каждый ее вздох...</text:p>
      <text:p text:style-name="P4">Кто-то грубо толкнул ее в плечо. Ана открыла глаза. Над ней склонился человек в красном балахоне, на плече у него висела автоматическая винтовка. В первую секунду Ана подумала, что она в поезде, и ее разбудили на последней станции - там, где завершается магистраль. Потом она вспомнила все.</text:p>
      <text:p text:style-name="P4">- Все закончилось, - сказал человек в балахоне. - Можете идти, - и отвернулся, тут же потеряв к ней интерес.</text:p>
      <text:p text:style-name="P4">Ана поднялась на ноги. В убежище уже почти никого не осталось. Несколько полицейских ходили между рядами, высматривая тех, кто обессиленно заснул, как и Ана. Двери, к которым Ана до этого шла, были настежь открыты.</text:p>
      <text:p text:style-name="P4">Ана не помнила даже, как попала в это убежище - кто-то привел ее, когда она едва не теряла сознание - и не понимала, как ей вернуться назад, на улицу. И было ли еще куда возвращаться.</text:p>
      <text:p text:style-name="P4">Она некоторое время стояла, нерешительно оглядываясь по сторонам, но никого вокруг не было. Мимо нее прошел еще один полицейский.</text:p>
      <text:p text:style-name="P4">- Извините, - окликнула его Ана. - Вы знаете, я...</text:p>
      <text:p text:style-name="P4">Полицейский остановился и посмотрел на нее с интересом.</text:p>
      <text:p text:style-name="P4">- Вы не знаете, как можно вернуться на станцию? - спросила Ана.</text:p>
      <text:p text:style-name="P4">Она думала, что увидит весь город в развалинах. Будет стоять сильный запах дыма, а солнце - светить так ярко, что придется прикрыть рукой глаза. Но на улицей оказалось спокойно. Уже стемнело, горели фонари на стенах домов. По эстакаде пронесся, сверкая яркими окнами, скоростной поезд. Люди неспешно шли тротуарам. Все как обычно в этот час. Ничего не произошло. Ничего не было, даже дождя.</text:p>
      <text:p text:style-name="P4">Ана вернулась домой, но укол себе делать не стала. От уколов ей теперь все равно не становится лучше. Ана разогрела воду, сделала себе растворимый сладкий суп и включила радио. По радио передавали новости - события дня, ошибочный сигнал со спутника, из-за которого решили, что на город обрушится метеоритный дождь. Ана выключила приемник. Голос ведущего, деловито сообщавшего об этих события - так, словно они произошли совсем давно и представляли лишь исторический интерес - был слишком похож на тот, что звучал в убежище. Сохраняйте убежище, поступил неожиданный сигнал.</text:p>
      <text:p text:style-name="P2"><text:soft-page-break/>Очиститель воздуха в этот вечер работал исправно. Доев суп, Ана уселась на полу, прислонившись к нему лицом. Она чуть не заснула так и, уже в дреме, сонной походкой, перебралась на постель. Все закончилось. Вс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6M50S</meta:editing-duration>
    <meta:editing-cycles>318</meta:editing-cycles>
    <meta:generator>OpenOffice.org/3.1$Win32 OpenOffice.org_project/310m11$Build-9399</meta:generator>
    <dc:date>2010-01-22T14:10:47.65</dc:date>
    <dc:creator>Василий Воронков</dc:creator>
    <meta:document-statistic meta:table-count="0" meta:image-count="0" meta:object-count="0" meta:page-count="7" meta:paragraph-count="51" meta:word-count="2339" meta:character-count="15105"/>
    <meta:user-defined meta:name="Info 1"/>
    <meta:user-defined meta:name="Info 2"/>
    <meta:user-defined meta:name="Info 3"/>
    <meta:user-defined meta:name="Info 4"/>
  </office:meta>
</office:document-meta>
</file>